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37cm"/>
    </style:style>
    <style:style style:name="gr2" style:family="graphic" style:parent-style-name="standard">
      <style:graphic-properties draw:fill-color="#66ff66" draw:textarea-horizontal-align="justify" draw:textarea-vertical-align="middle" draw:auto-grow-height="false" fo:min-height="0.783cm" fo:min-width="1.295cm"/>
    </style:style>
    <style:style style:name="gr3" style:family="graphic" style:parent-style-name="standard">
      <style:graphic-properties draw:textarea-horizontal-align="justify" draw:textarea-vertical-align="middle" draw:auto-grow-height="false" fo:min-height="1.398cm" fo:min-width="2.32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926cm" fo:min-width="4.242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1.252cm" fo:min-width="1.912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standard">
      <style:graphic-properties draw:fill-color="#99ff99" draw:textarea-horizontal-align="justify" draw:textarea-vertical-align="middle" draw:auto-grow-height="false" fo:min-height="1.508cm" fo:min-width="1.971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66ff6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cffcc"/>
      <style:paragraph-properties fo:text-align="center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99ff99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297cm" svg:height="0.962cm" svg:x="5.147cm" svg:y="1cm">
          <draw:text-box>
            <text:p text:style-name="P1"><text:span text:style-name="T1">Meteor Flow Diagram: Development</text:span></text:p>
          </draw:text-box>
        </draw:frame>
        <draw:custom-shape draw:style-name="gr2" draw:text-style-name="P4" xml:id="id8" draw:id="id8" draw:layer="layout" svg:width="1.905cm" svg:height="1.143cm" svg:x="9.843cm" svg:y="2.778cm">
          <text:p text:style-name="P3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3.048cm" svg:height="1.778cm" svg:x="14.671cm" svg:y="24.179cm">
          <text:p text:style-name="P3">Return<text:line-break/>Reques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5" draw:layer="layout" svg:x1="16.209cm" svg:y1="23.164cm" svg:x2="16.195cm" svg:y2="24.179cm" draw:start-shape="id1" draw:start-glue-point="6" draw:end-shape="id2" draw:end-glue-point="4" svg:d="M16209 23164v508h-14v507" svg:viewBox="0 0 15 1016">
          <text:p text:style-name="P3"><text:s text:c="9"/>Yes</text:p>
        </draw:connector>
        <draw:connector draw:style-name="gr5" draw:text-style-name="P5" draw:layer="layout" draw:line-skew="1.067cm" svg:x1="17.719cm" svg:y1="25.068cm" svg:x2="13.355cm" svg:y2="18.117cm" draw:start-shape="id2" draw:start-glue-point="7" draw:end-shape="id3" draw:end-glue-point="7" svg:d="M17719 25068h1569v-6951h-5933" svg:viewBox="0 0 5934 6952">
          <text:p/>
        </draw:connector>
        <draw:custom-shape draw:style-name="gr6" draw:text-style-name="P6" xml:id="id4" draw:id="id4" draw:layer="layout" svg:width="5.12cm" svg:height="1.27cm" svg:x="8.235cm" svg:y="4.876cm">
          <text:p text:style-name="P3">Start Prox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6" xml:id="id5" draw:id="id5" draw:layer="layout" svg:width="5.12cm" svg:height="1.27cm" svg:x="8.236cm" svg:y="6.977cm">
          <text:p text:style-name="P3">Verify Packag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6" xml:id="id6" draw:id="id6" draw:layer="layout" svg:width="5.12cm" svg:height="1.27cm" svg:x="8.235cm" svg:y="9.078cm">
          <text:p text:style-name="P3">Start MongoDB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6" xml:id="id7" draw:id="id7" draw:layer="layout" svg:width="5.12cm" svg:height="1.27cm" svg:x="8.238cm" svg:y="11.179cm">
          <text:p text:style-name="P3">Load Packag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5" draw:layer="layout" svg:x1="10.795cm" svg:y1="6.146cm" svg:x2="10.796cm" svg:y2="6.977cm" draw:start-shape="id4" draw:start-glue-point="6" draw:end-shape="id5" draw:end-glue-point="4" svg:d="M10795 6146v416h1v415" svg:viewBox="0 0 2 832">
          <text:p/>
        </draw:connector>
        <draw:connector draw:style-name="gr5" draw:text-style-name="P5" draw:layer="layout" svg:x1="10.796cm" svg:y1="8.247cm" svg:x2="10.795cm" svg:y2="9.078cm" draw:start-shape="id5" draw:start-glue-point="6" draw:end-shape="id6" draw:end-glue-point="4" svg:d="M10796 8247v416h-1v415" svg:viewBox="0 0 2 832">
          <text:p/>
        </draw:connector>
        <draw:connector draw:style-name="gr5" draw:text-style-name="P5" draw:layer="layout" svg:x1="10.795cm" svg:y1="10.348cm" svg:x2="10.798cm" svg:y2="11.179cm" draw:start-shape="id6" draw:start-glue-point="6" draw:end-shape="id7" draw:end-glue-point="4" svg:d="M10795 10348v416h3v415" svg:viewBox="0 0 4 832">
          <text:p/>
        </draw:connector>
        <draw:connector draw:style-name="gr5" draw:text-style-name="P5" draw:layer="layout" svg:x1="10.795cm" svg:y1="3.921cm" svg:x2="10.795cm" svg:y2="4.876cm" draw:start-shape="id8" draw:start-glue-point="2" draw:end-shape="id4" draw:end-glue-point="4" svg:d="M10795 3921v955" svg:viewBox="0 0 1 956">
          <text:p/>
        </draw:connector>
        <draw:custom-shape draw:style-name="gr7" draw:text-style-name="P7" xml:id="id9" draw:id="id9" draw:layer="layout" svg:width="4.823cm" svg:height="3.004cm" svg:x="8.397cm" svg:y="20.159cm">
          <text:p text:style-name="P3">Files</text:p>
          <text:p text:style-name="P3">Changed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xml:id="id10" draw:id="id10" draw:layer="layout" svg:width="5.12cm" svg:height="1.27cm" svg:x="8.235cm" svg:y="13.28cm">
          <text:p text:style-name="P3">Build Projec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6" xml:id="id11" draw:id="id11" draw:layer="layout" svg:width="5.12cm" svg:height="1.27cm" svg:x="8.235cm" svg:y="15.381cm">
          <text:p text:style-name="P3">Start Mete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6" xml:id="id3" draw:id="id3" draw:layer="layout" svg:width="5.12cm" svg:height="1.27cm" svg:x="8.235cm" svg:y="17.482cm">
          <text:p text:style-name="P3">Wait For Inpu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5" draw:layer="layout" draw:line-skew="2.735cm 6.189cm" svg:x1="10.809cm" svg:y1="23.163cm" svg:x2="13.355cm" svg:y2="13.915cm" draw:start-shape="id9" draw:start-glue-point="6" draw:end-shape="id10" draw:end-glue-point="7" svg:d="M10809 23163v3237h9237v-12485h-6691" svg:viewBox="0 0 9238 12486">
          <text:p/>
        </draw:connector>
        <draw:connector draw:style-name="gr5" draw:text-style-name="P5" draw:layer="layout" svg:x1="10.798cm" svg:y1="12.449cm" svg:x2="10.795cm" svg:y2="13.28cm" draw:start-shape="id7" draw:start-glue-point="6" draw:end-shape="id10" draw:end-glue-point="4" svg:d="M10798 12449v416h-3v415" svg:viewBox="0 0 4 832">
          <text:p/>
        </draw:connector>
        <draw:connector draw:style-name="gr5" draw:text-style-name="P5" draw:layer="layout" svg:x1="10.795cm" svg:y1="14.55cm" svg:x2="10.795cm" svg:y2="15.381cm" draw:start-shape="id10" draw:start-glue-point="6" draw:end-shape="id11" draw:end-glue-point="4" svg:d="M10795 14550v831" svg:viewBox="0 0 1 832">
          <text:p/>
        </draw:connector>
        <draw:connector draw:style-name="gr5" draw:text-style-name="P5" draw:layer="layout" svg:x1="10.795cm" svg:y1="16.651cm" svg:x2="10.795cm" svg:y2="17.482cm" draw:start-shape="id11" draw:start-glue-point="6" draw:end-shape="id3" draw:end-glue-point="4" svg:d="M10795 16651v831" svg:viewBox="0 0 1 832">
          <text:p/>
        </draw:connector>
        <draw:connector draw:style-name="gr5" draw:text-style-name="P5" draw:layer="layout" svg:x1="10.795cm" svg:y1="18.752cm" svg:x2="10.809cm" svg:y2="20.159cm" draw:start-shape="id3" draw:start-glue-point="6" draw:end-shape="id9" draw:end-glue-point="4" svg:d="M10795 18752v704h14v703" svg:viewBox="0 0 15 1408">
          <text:p/>
        </draw:connector>
        <draw:custom-shape draw:style-name="gr7" draw:text-style-name="P7" xml:id="id12" draw:id="id12" draw:layer="layout" svg:width="4.823cm" svg:height="3.004cm" svg:x="1.797cm" svg:y="20.16cm">
          <text:p text:style-name="P3">Project</text:p>
          <text:p text:style-name="P3">Error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5" draw:layer="layout" svg:x1="10.795cm" svg:y1="18.752cm" svg:x2="4.209cm" svg:y2="20.16cm" draw:start-shape="id3" draw:start-glue-point="6" draw:end-shape="id12" draw:end-glue-point="4" svg:d="M10795 18752v705h-6586v703" svg:viewBox="0 0 6587 1409">
          <text:p/>
        </draw:connector>
        <draw:custom-shape draw:style-name="gr7" draw:text-style-name="P7" xml:id="id1" draw:id="id1" draw:layer="layout" svg:width="4.823cm" svg:height="3.004cm" svg:x="13.797cm" svg:y="20.16cm">
          <text:p text:style-name="P3">Request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5" draw:layer="layout" svg:x1="10.795cm" svg:y1="18.752cm" svg:x2="16.209cm" svg:y2="20.16cm" draw:start-shape="id3" draw:start-glue-point="6" draw:end-shape="id1" draw:end-glue-point="4" svg:d="M10795 18752v705h5414v703" svg:viewBox="0 0 5415 1409">
          <text:p/>
        </draw:connector>
        <draw:connector draw:style-name="gr4" draw:text-style-name="P5" draw:layer="layout" draw:line-skew="0.167cm" svg:x1="18.62cm" svg:y1="21.662cm" svg:x2="13.355cm" svg:y2="18.117cm" draw:start-shape="id1" draw:start-glue-point="7" draw:end-shape="id3" draw:end-glue-point="7" svg:d="M18620 21662h668v-3545h-5933" svg:viewBox="0 0 5934 3546">
          <text:p text:style-name="P3"><text:s text:c="27"/></text:p>
          <text:p text:style-name="P3"/>
          <text:p text:style-name="P3"/>
          <text:p text:style-name="P3"><text:s text:c="27"/>No</text:p>
        </draw:connector>
        <draw:frame draw:style-name="gr8" draw:text-style-name="P8" draw:layer="layout" svg:width="1.651cm" svg:height="0.962cm" svg:x="11.033cm" svg:y="23.225cm">
          <draw:text-box>
            <text:p>Yes</text:p>
          </draw:text-box>
        </draw:frame>
        <draw:connector draw:style-name="gr5" draw:text-style-name="P5" draw:layer="layout" svg:x1="1.797cm" svg:y1="21.662cm" svg:x2="8.235cm" svg:y2="18.117cm" draw:start-shape="id12" draw:start-glue-point="5" draw:end-shape="id3" draw:end-glue-point="5" svg:d="M1797 21662h-502v-3545h6940" svg:viewBox="0 0 6941 3546">
          <text:p/>
        </draw:connector>
        <draw:frame draw:style-name="gr9" draw:text-style-name="P8" draw:layer="layout" svg:width="1.651cm" svg:height="1.143cm" svg:x="1.316cm" svg:y="20.288cm">
          <draw:text-box>
            <text:p>No</text:p>
          </draw:text-box>
        </draw:frame>
        <draw:connector draw:style-name="gr5" draw:text-style-name="P5" draw:layer="layout" draw:line-skew="-0.157cm" svg:x1="13.22cm" svg:y1="21.661cm" svg:x2="13.355cm" svg:y2="18.117cm" draw:start-shape="id9" draw:start-glue-point="7" draw:end-shape="id3" draw:end-glue-point="7" svg:d="M13220 21661h480v-3544h-345" svg:viewBox="0 0 481 3545">
          <text:p/>
        </draw:connector>
        <draw:frame draw:style-name="gr9" draw:text-style-name="P8" draw:layer="layout" svg:width="1.651cm" svg:height="1.143cm" svg:x="12.517cm" svg:y="20.289cm">
          <draw:text-box>
            <text:p>No</text:p>
          </draw:text-box>
        </draw:frame>
        <draw:connector draw:style-name="gr5" draw:text-style-name="P5" draw:layer="layout" svg:x1="6.62cm" svg:y1="21.662cm" svg:x2="8.397cm" svg:y2="21.661cm" draw:start-shape="id12" draw:start-glue-point="7" draw:end-shape="id9" draw:end-glue-point="5" svg:d="M6620 21662h888v-1h889" svg:viewBox="0 0 1778 2">
          <text:p/>
        </draw:connector>
        <draw:frame draw:style-name="gr8" draw:text-style-name="P8" draw:layer="layout" svg:width="1.651cm" svg:height="0.962cm" svg:x="6.234cm" svg:y="20.625cm">
          <draw:text-box>
            <text:p>Yes</text:p>
          </draw:text-box>
        </draw:frame>
      </draw:page>
      <draw:page draw:name="page2" draw:style-name="dp1" draw:master-page-name="Default">
        <draw:frame draw:style-name="gr1" draw:text-style-name="P2" draw:layer="layout" svg:width="12.601cm" svg:height="0.962cm" svg:x="4.495cm" svg:y="1.001cm">
          <draw:text-box>
            <text:p text:style-name="P1"><text:span text:style-name="T1">KR-Display Flow Diagram: Development</text:span></text:p>
          </draw:text-box>
        </draw:frame>
        <draw:custom-shape draw:style-name="gr3" draw:text-style-name="P3" xml:id="id14" draw:id="id14" draw:layer="layout" svg:width="3.048cm" svg:height="1.778cm" svg:x="14.672cm" svg:y="24.18cm">
          <text:p text:style-name="P3">Return<text:line-break/>Reques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5" draw:layer="layout" svg:x1="16.21cm" svg:y1="23.165cm" svg:x2="16.196cm" svg:y2="24.18cm" draw:start-shape="id13" draw:start-glue-point="6" draw:end-shape="id14" draw:end-glue-point="4" svg:d="M16210 23165v508h-14v507" svg:viewBox="0 0 15 1016">
          <text:p text:style-name="P3"><text:s text:c="9"/>Yes</text:p>
        </draw:connector>
        <draw:connector draw:style-name="gr5" draw:text-style-name="P5" draw:layer="layout" draw:line-skew="1.067cm" svg:x1="17.72cm" svg:y1="25.069cm" svg:x2="13.356cm" svg:y2="18.118cm" draw:start-shape="id14" draw:start-glue-point="7" draw:end-shape="id15" draw:end-glue-point="7" svg:d="M17720 25069h1569v-6951h-5933" svg:viewBox="0 0 5934 6952">
          <text:p/>
        </draw:connector>
        <draw:custom-shape draw:style-name="gr10" draw:text-style-name="P9" xml:id="id16" draw:id="id16" draw:layer="layout" svg:width="2.667cm" svg:height="1.898cm" svg:x="9.462cm" svg:y="2.277cm">
          <text:p text:style-name="P3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6" xml:id="id17" draw:id="id17" draw:layer="layout" svg:width="5.12cm" svg:height="1.27cm" svg:x="8.237cm" svg:y="6.978cm">
          <text:p text:style-name="P3">Verify Packag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6" xml:id="id18" draw:id="id18" draw:layer="layout" svg:width="5.12cm" svg:height="1.27cm" svg:x="8.236cm" svg:y="9.079cm">
          <text:p text:style-name="P3">Start MongoDB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6" xml:id="id19" draw:id="id19" draw:layer="layout" svg:width="5.12cm" svg:height="1.27cm" svg:x="8.239cm" svg:y="11.18cm">
          <text:p text:style-name="P3">Load Packag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5" draw:layer="layout" svg:x1="10.796cm" svg:y1="4.175cm" svg:x2="10.797cm" svg:y2="6.978cm" draw:start-shape="id16" draw:start-glue-point="6" draw:end-shape="id17" draw:end-glue-point="4" svg:d="M10796 4175v1402h1v1401" svg:viewBox="0 0 2 2804">
          <text:p/>
        </draw:connector>
        <draw:connector draw:style-name="gr5" draw:text-style-name="P5" draw:layer="layout" svg:x1="10.797cm" svg:y1="8.248cm" svg:x2="10.796cm" svg:y2="9.079cm" draw:start-shape="id17" draw:start-glue-point="6" draw:end-shape="id18" draw:end-glue-point="4" svg:d="M10797 8248v416h-1v415" svg:viewBox="0 0 2 832">
          <text:p/>
        </draw:connector>
        <draw:connector draw:style-name="gr5" draw:text-style-name="P5" draw:layer="layout" svg:x1="10.796cm" svg:y1="10.349cm" svg:x2="10.799cm" svg:y2="11.18cm" draw:start-shape="id18" draw:start-glue-point="6" draw:end-shape="id19" draw:end-glue-point="4" svg:d="M10796 10349v416h3v415" svg:viewBox="0 0 4 832">
          <text:p/>
        </draw:connector>
        <draw:custom-shape draw:style-name="gr7" draw:text-style-name="P7" xml:id="id20" draw:id="id20" draw:layer="layout" svg:width="4.823cm" svg:height="3.004cm" svg:x="8.398cm" svg:y="20.16cm">
          <text:p text:style-name="P3">Files</text:p>
          <text:p text:style-name="P3">Changed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6" xml:id="id21" draw:id="id21" draw:layer="layout" svg:width="5.12cm" svg:height="1.27cm" svg:x="8.236cm" svg:y="13.281cm">
          <text:p text:style-name="P3">Build Projec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6" xml:id="id22" draw:id="id22" draw:layer="layout" svg:width="5.12cm" svg:height="1.27cm" svg:x="8.236cm" svg:y="15.382cm">
          <text:p text:style-name="P3">Start Mete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6" xml:id="id15" draw:id="id15" draw:layer="layout" svg:width="5.12cm" svg:height="1.27cm" svg:x="8.236cm" svg:y="17.483cm">
          <text:p text:style-name="P3">Wait For Inpu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5" draw:layer="layout" draw:line-skew="2.735cm 6.189cm" svg:x1="10.81cm" svg:y1="23.164cm" svg:x2="13.356cm" svg:y2="13.916cm" draw:start-shape="id20" draw:start-glue-point="6" draw:end-shape="id21" draw:end-glue-point="7" svg:d="M10810 23164v3237h9237v-12485h-6691" svg:viewBox="0 0 9238 12486">
          <text:p/>
        </draw:connector>
        <draw:connector draw:style-name="gr5" draw:text-style-name="P5" draw:layer="layout" svg:x1="10.799cm" svg:y1="12.45cm" svg:x2="10.796cm" svg:y2="13.281cm" draw:start-shape="id19" draw:start-glue-point="6" draw:end-shape="id21" draw:end-glue-point="4" svg:d="M10799 12450v416h-3v415" svg:viewBox="0 0 4 832">
          <text:p/>
        </draw:connector>
        <draw:connector draw:style-name="gr5" draw:text-style-name="P5" draw:layer="layout" svg:x1="10.796cm" svg:y1="14.551cm" svg:x2="10.796cm" svg:y2="15.382cm" draw:start-shape="id21" draw:start-glue-point="6" draw:end-shape="id22" draw:end-glue-point="4" svg:d="M10796 14551v831" svg:viewBox="0 0 1 832">
          <text:p/>
        </draw:connector>
        <draw:connector draw:style-name="gr5" draw:text-style-name="P5" draw:layer="layout" svg:x1="10.796cm" svg:y1="16.652cm" svg:x2="10.796cm" svg:y2="17.483cm" draw:start-shape="id22" draw:start-glue-point="6" draw:end-shape="id15" draw:end-glue-point="4" svg:d="M10796 16652v831" svg:viewBox="0 0 1 832">
          <text:p/>
        </draw:connector>
        <draw:connector draw:style-name="gr5" draw:text-style-name="P5" draw:layer="layout" svg:x1="10.796cm" svg:y1="18.753cm" svg:x2="10.81cm" svg:y2="20.16cm" draw:start-shape="id15" draw:start-glue-point="6" draw:end-shape="id20" draw:end-glue-point="4" svg:d="M10796 18753v704h14v703" svg:viewBox="0 0 15 1408">
          <text:p/>
        </draw:connector>
        <draw:custom-shape draw:style-name="gr7" draw:text-style-name="P7" xml:id="id23" draw:id="id23" draw:layer="layout" svg:width="4.823cm" svg:height="3.004cm" svg:x="1.798cm" svg:y="20.161cm">
          <text:p text:style-name="P3">Project</text:p>
          <text:p text:style-name="P3">Error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5" draw:layer="layout" svg:x1="10.796cm" svg:y1="18.753cm" svg:x2="4.21cm" svg:y2="20.161cm" draw:start-shape="id15" draw:start-glue-point="6" draw:end-shape="id23" draw:end-glue-point="4" svg:d="M10796 18753v705h-6586v703" svg:viewBox="0 0 6587 1409">
          <text:p/>
        </draw:connector>
        <draw:custom-shape draw:style-name="gr7" draw:text-style-name="P7" xml:id="id13" draw:id="id13" draw:layer="layout" svg:width="4.823cm" svg:height="3.004cm" svg:x="13.798cm" svg:y="20.161cm">
          <text:p text:style-name="P3">Request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5" draw:layer="layout" svg:x1="10.796cm" svg:y1="18.753cm" svg:x2="16.21cm" svg:y2="20.161cm" draw:start-shape="id15" draw:start-glue-point="6" draw:end-shape="id13" draw:end-glue-point="4" svg:d="M10796 18753v705h5414v703" svg:viewBox="0 0 5415 1409">
          <text:p/>
        </draw:connector>
        <draw:connector draw:style-name="gr4" draw:text-style-name="P5" draw:layer="layout" draw:line-skew="0.167cm" svg:x1="18.621cm" svg:y1="21.663cm" svg:x2="13.356cm" svg:y2="18.118cm" draw:start-shape="id13" draw:start-glue-point="7" draw:end-shape="id15" draw:end-glue-point="7" svg:d="M18621 21663h668v-3545h-5933" svg:viewBox="0 0 5934 3546">
          <text:p text:style-name="P3"><text:s text:c="27"/></text:p>
          <text:p text:style-name="P3"/>
          <text:p text:style-name="P3"/>
          <text:p text:style-name="P3"><text:s text:c="27"/>No</text:p>
        </draw:connector>
        <draw:frame draw:style-name="gr8" draw:text-style-name="P8" draw:layer="layout" svg:width="1.651cm" svg:height="0.962cm" svg:x="11.034cm" svg:y="23.226cm">
          <draw:text-box>
            <text:p>Yes</text:p>
          </draw:text-box>
        </draw:frame>
        <draw:connector draw:style-name="gr5" draw:text-style-name="P5" draw:layer="layout" svg:x1="1.798cm" svg:y1="21.663cm" svg:x2="8.236cm" svg:y2="18.118cm" draw:start-shape="id23" draw:start-glue-point="5" draw:end-shape="id15" draw:end-glue-point="5" svg:d="M1798 21663h-502v-3545h6940" svg:viewBox="0 0 6941 3546">
          <text:p/>
        </draw:connector>
        <draw:frame draw:style-name="gr9" draw:text-style-name="P8" draw:layer="layout" svg:width="1.651cm" svg:height="1.143cm" svg:x="1.317cm" svg:y="20.289cm">
          <draw:text-box>
            <text:p>No</text:p>
          </draw:text-box>
        </draw:frame>
        <draw:connector draw:style-name="gr5" draw:text-style-name="P5" draw:layer="layout" draw:line-skew="-0.157cm" svg:x1="13.221cm" svg:y1="21.662cm" svg:x2="13.356cm" svg:y2="18.118cm" draw:start-shape="id20" draw:start-glue-point="7" draw:end-shape="id15" draw:end-glue-point="7" svg:d="M13221 21662h480v-3544h-345" svg:viewBox="0 0 481 3545">
          <text:p/>
        </draw:connector>
        <draw:frame draw:style-name="gr9" draw:text-style-name="P8" draw:layer="layout" svg:width="1.651cm" svg:height="1.143cm" svg:x="12.518cm" svg:y="20.29cm">
          <draw:text-box>
            <text:p>No</text:p>
          </draw:text-box>
        </draw:frame>
        <draw:connector draw:style-name="gr5" draw:text-style-name="P5" draw:layer="layout" svg:x1="6.621cm" svg:y1="21.663cm" svg:x2="8.398cm" svg:y2="21.662cm" draw:start-shape="id23" draw:start-glue-point="7" draw:end-shape="id20" draw:end-glue-point="5" svg:d="M6621 21663h888v-1h889" svg:viewBox="0 0 1778 2">
          <text:p/>
        </draw:connector>
        <draw:frame draw:style-name="gr8" draw:text-style-name="P8" draw:layer="layout" svg:width="1.651cm" svg:height="0.962cm" svg:x="6.235cm" svg:y="20.626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07:43:53.865000000</meta:creation-date>
    <dc:date>2016-11-07T09:24:43.002000000</dc:date>
    <meta:editing-duration>PT16M16S</meta:editing-duration>
    <meta:editing-cycles>2</meta:editing-cycles>
    <meta:generator>LibreOffice/5.0.1.2$Windows_x86 LibreOffice_project/81898c9f5c0d43f3473ba111d7b351050be20261</meta:generator>
    <meta:document-statistic meta:object-count="66"/>
  </office:meta>
</office:document-meta>
</file>